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3.328cm"/>
    </style:style>
    <style:style style:name="co14" style:family="table-column">
      <style:table-column-properties fo:break-before="auto" style:column-width="4.994cm"/>
    </style:style>
    <style:style style:name="co15" style:family="table-column">
      <style:table-column-properties fo:break-before="auto" style:column-width="4.939cm"/>
    </style:style>
    <style:style style:name="co12" style:family="table-column">
      <style:table-column-properties fo:break-before="auto" style:column-width="0.859cm"/>
    </style:style>
    <style:style style:name="co16" style:family="table-column">
      <style:table-column-properties fo:break-before="auto" style:column-width="5.105cm"/>
    </style:style>
    <style:style style:name="co17" style:family="table-column">
      <style:table-column-properties fo:break-before="auto" style:column-width="4.606cm"/>
    </style:style>
    <style:style style:name="co18" style:family="table-column">
      <style:table-column-properties fo:break-before="auto" style:column-width="5.438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style:text-line-through-style="solid" fo:font-style="italic" style:font-style-asian="italic" style:font-style-complex="italic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</table:table>
      <table:table table:name="MidiMultCV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" table:number-columns-repeated="1010" table:default-cell-style-name="Default"/>
        <table:table-row table:style-name="ro3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office:value-type="string">
            <text:p>Function v4</text:p>
          </table:table-cell>
          <table:table-cell table:style-name="ce1" table:number-columns-repeated="1009"/>
        </table:table-row>
        <table:table-row table:style-name="ro3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 table:number-columns-repeated="2"/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ommon Clock out</text:p>
          </table:table-cell>
          <table:table-cell table:number-columns-repeated="1010"/>
        </table:table-row>
        <table:table-row table:style-name="ro3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2 out</text:p>
          </table:table-cell>
          <table:table-cell table:style-name="ce3" office:value-type="string">
            <text:p>? common clock x2 out</text:p>
          </table:table-cell>
          <table:table-cell table:number-columns-repeated="1010"/>
        </table:table-row>
        <table:table-row table:style-name="ro3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4 out</text:p>
          </table:table-cell>
          <table:table-cell table:style-name="ce3" office:value-type="string">
            <text:p>? common clock x4 out</text:p>
          </table:table-cell>
          <table:table-cell table:number-columns-repeated="1010"/>
        </table:table-row>
        <table:table-row table:style-name="ro3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8 out</text:p>
          </table:table-cell>
          <table:table-cell table:style-name="ce3" office:value-type="string">
            <text:p>? common clock x8 out</text:p>
          </table:table-cell>
          <table:table-cell table:style-name="ce3" office:value-type="string">
            <text:p>Channel 3 Gate out</text:p>
          </table:table-cell>
          <table:table-cell table:number-columns-repeated="1009"/>
        </table:table-row>
        <table:table-row table:style-name="ro3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16 out</text:p>
          </table:table-cell>
          <table:table-cell table:style-name="ce3" office:value-type="string">
            <text:p>? common clock x16 out</text:p>
          </table:table-cell>
          <table:table-cell office:value-type="string">
            <text:p>Channel 2 Gate out</text:p>
          </table:table-cell>
          <table:table-cell table:number-columns-repeated="1009"/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TX</text:p>
          </table:table-cell>
          <table:table-cell table:number-columns-repeated="1010"/>
        </table:table-row>
        <table:table-row table:style-name="ro3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RX</text:p>
          </table:table-cell>
          <table:table-cell table:number-columns-repeated="1010"/>
        </table:table-row>
        <table:table-row table:style-name="ro3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4"/>
          <table:table-cell office:value-type="string">
            <text:p>Common Clock led </text:p>
          </table:table-cell>
          <table:table-cell table:number-columns-repeated="1010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4"/>
          <table:table-cell office:value-type="string">
            <text:p>Channel 1 Gate led</text:p>
          </table:table-cell>
          <table:table-cell table:number-columns-repeated="1010"/>
        </table:table-row>
        <table:table-row table:style-name="ro3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out</text:p>
          </table:table-cell>
          <table:table-cell/>
          <table:table-cell office:value-type="string">
            <text:p>Channel 2 Gate led</text:p>
          </table:table-cell>
          <table:table-cell table:number-columns-repeated="1010"/>
        </table:table-row>
        <table:table-row table:style-name="ro3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ommon Clock out</text:p>
          </table:table-cell>
          <table:table-cell/>
          <table:table-cell office:value-type="string">
            <text:p>Channel 3 Gate led</text:p>
          </table:table-cell>
          <table:table-cell table:number-columns-repeated="1010"/>
        </table:table-row>
        <table:table-row table:style-name="ro3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hannel 2 Gate out</text:p>
          </table:table-cell>
          <table:table-cell table:number-columns-repeated="1010"/>
        </table:table-row>
        <table:table-row table:style-name="ro3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4"/>
          <table:table-cell office:value-type="string">
            <text:p>Channel 3 Gate out</text:p>
          </table:table-cell>
          <table:table-cell table:style-name="ce3" office:value-type="string">
            <text:p>Channel 3 Gate out</text:p>
          </table:table-cell>
          <table:table-cell table:number-columns-repeated="1010"/>
        </table:table-row>
        <table:table-row table:style-name="ro3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1 Gate led</text:p>
          </table:table-cell>
          <table:table-cell table:style-name="ce6" office:value-type="string">
            <text:p>Channel 2 1V/oct out</text:p>
          </table:table-cell>
          <table:table-cell table:number-columns-repeated="1011"/>
        </table:table-row>
        <table:table-row table:style-name="ro3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led</text:p>
          </table:table-cell>
          <table:table-cell table:style-name="ce6" office:value-type="string">
            <text:p>Channel 2 velocity out</text:p>
          </table:table-cell>
          <table:table-cell table:number-columns-repeated="1011"/>
        </table:table-row>
        <table:table-row table:style-name="ro3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3 Gate led</text:p>
          </table:table-cell>
          <table:table-cell table:style-name="ce6" office:value-type="string">
            <text:p>Channel 3 1V/oct out</text:p>
          </table:table-cell>
          <table:table-cell table:number-columns-repeated="1011"/>
        </table:table-row>
        <table:table-row table:style-name="ro3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  <table:table-cell table:style-name="ce6" office:value-type="string">
            <text:p>Channel 3 velocity out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number-columns-repeated="3" office:value-type="string">
            <text:p>Common Clock led 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office:value-type="string">
            <text:p>Channel 1 mode pot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office:value-type="string">
            <text:p>Channel 2 mode pot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3" office:value-type="string">
            <text:p>Common Midi serial Out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3" office:value-type="string">
            <text:p>Common Midi serial In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Channel 3 mode pot</text:p>
          </table:table-cell>
          <table:table-cell table:number-columns-repeated="2" office:value-type="string">
            <text:p>Channel 1 mode pot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2"/>
          <table:table-cell table:number-columns-repeated="2" office:value-type="string">
            <text:p>Channel 2 mode pot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2"/>
          <table:table-cell table:number-columns-repeated="2" office:value-type="string">
            <text:p>Channel 3 mode pot</text:p>
          </table:table-cell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Channel 2 1V/oct out</text:p>
          </table:table-cell>
          <table:table-cell/>
          <table:table-cell office:value-type="string">
            <text:p>Channel 2 1V/oct out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Channel 2 velocity out</text:p>
          </table:table-cell>
          <table:table-cell office:value-type="string">
            <text:p>Channel 1 Gate led</text:p>
          </table:table-cell>
          <table:table-cell office:value-type="string">
            <text:p>Channel 2 velocity out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2 Gate led</text:p>
          </table:table-cell>
          <table:table-cell table:style-name="ce3" office:value-type="string">
            <text:p>Channel 3 1V/oct out</text:p>
          </table:table-cell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3 Gate led</text:p>
          </table:table-cell>
          <table:table-cell table:style-name="ce3" office:value-type="string">
            <text:p>Channel 3 velocity out</text:p>
          </table:table-cell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3V3 out</text:p>
          </table:table-cell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GND out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TrackGateSequencer" table:style-name="ta1" table:print="false">
        <table:table-column table:style-name="co1" table:number-columns-repeated="7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4" table:default-cell-style-name="ce5"/>
        <table:table-column table:style-name="co15" table:default-cell-style-name="Default"/>
        <table:table-column table:style-name="co1" table:default-cell-style-name="Default"/>
        <table:table-row table:style-name="ro1">
          <table:table-cell table:number-columns-repeated="11"/>
          <table:table-cell table:style-name="Default"/>
          <table:table-cell table:number-columns-repeated="2"/>
        </table:table-row>
        <table:table-row table:style-name="ro4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/>
          <table:table-cell table:number-columns-repeated="2"/>
        </table:table-row>
        <table:table-row table:style-name="ro1">
          <table:table-cell table:number-columns-repeated="11"/>
          <table:table-cell table:style-name="ce3"/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Mute button</text:p>
          </table:table-cell>
          <table:table-cell table:style-name="ce5" office:value-type="string">
            <text:p>Mute button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Set button</text:p>
          </table:table-cell>
          <table:table-cell table:style-name="ce5" office:value-type="string">
            <text:p>Set button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lear button</text:p>
          </table:table-cell>
          <table:table-cell table:style-name="ce5" office:value-type="string">
            <text:p>Clear button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Learn mode toggle button</text:p>
          </table:table-cell>
          <table:table-cell table:style-name="ce5" office:value-type="string">
            <text:p>Learn mode toggle button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style-name="Default" office:value-type="string">
            <text:p>Clock input in</text:p>
          </table:table-cell>
          <table:table-cell office:value-type="string">
            <text:p>Clock input in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2" table:style-name="ce3" office:value-type="string">
            <text:p>Debug serial TX</text:p>
          </table:table-cell>
          <table:table-cell/>
        </table:table-row>
        <table:table-row table:style-name="ro4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2" table:style-name="ce3" office:value-type="string">
            <text:p>Debug serial RX</text:p>
          </table:table-cell>
          <table:table-cell/>
        </table:table-row>
        <table:table-row table:style-name="ro4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1</text:p>
          </table:table-cell>
          <table:table-cell table:style-name="ce5" office:value-type="string">
            <text:p>Track button 1</text:p>
          </table:table-cell>
          <table:table-cell/>
        </table:table-row>
        <table:table-row table:style-name="ro4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2</text:p>
          </table:table-cell>
          <table:table-cell table:style-name="ce5" office:value-type="string">
            <text:p>Track button 2</text:p>
          </table:table-cell>
          <table:table-cell/>
        </table:table-row>
        <table:table-row table:style-name="ro4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3</text:p>
          </table:table-cell>
          <table:table-cell table:style-name="ce5" office:value-type="string">
            <text:p>Track button 3</text:p>
          </table:table-cell>
          <table:table-cell/>
        </table:table-row>
        <table:table-row table:style-name="ro4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4</text:p>
          </table:table-cell>
          <table:table-cell table:style-name="ce5" office:value-type="string">
            <text:p>Track button 4</text:p>
          </table:table-cell>
          <table:table-cell/>
        </table:table-row>
        <table:table-row table:style-name="ro4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5</text:p>
          </table:table-cell>
          <table:table-cell table:style-name="ce5" office:value-type="string">
            <text:p>Track button 5</text:p>
          </table:table-cell>
          <table:table-cell/>
        </table:table-row>
        <table:table-row table:style-name="ro4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3"/>
          <table:table-cell office:value-type="string">
            <text:p>Track button 6</text:p>
          </table:table-cell>
          <table:table-cell table:style-name="ce5" office:value-type="string">
            <text:p>Track button 6</text:p>
          </table:table-cell>
          <table:table-cell/>
        </table:table-row>
        <table:table-row table:style-name="ro4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7</text:p>
          </table:table-cell>
          <table:table-cell table:style-name="ce5" office:value-type="string">
            <text:p>Track button 7</text:p>
          </table:table-cell>
          <table:table-cell/>
        </table:table-row>
        <table:table-row table:style-name="ro4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8</text:p>
          </table:table-cell>
          <table:table-cell table:style-name="ce5" office:value-type="string">
            <text:p>Track button 8</text:p>
          </table:table-cell>
          <table:table-cell/>
        </table:table-row>
        <table:table-row table:style-name="ro4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Play/Step mode toggle button</text:p>
          </table:table-cell>
          <table:table-cell table:style-name="ce5" office:value-type="string">
            <text:p>Play/Step mode toggle button</text:p>
          </table:table-cell>
          <table:table-cell/>
        </table:table-row>
        <table:table-row table:style-name="ro4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Reset/Advance button</text:p>
          </table:table-cell>
          <table:table-cell table:style-name="ce5" office:value-type="string">
            <text:p>Reset/Advance button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2"/>
        </table:table-row>
        <table:table-row table:style-name="ro4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style-name="Default" office:value-type="string">
            <text:p>nc</text:p>
          </table:table-cell>
          <table:table-cell office:value-type="string">
            <text:p>nc (led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office:value-type="string">
            <text:p>Learn mode indicator led</text:p>
          </table:table-cell>
          <table:table-cell table:style-name="ce5" office:value-type="string">
            <text:p>Learn mode indicator led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office:value-type="string">
            <text:p>Step mode indicator led </text:p>
          </table:table-cell>
          <table:table-cell table:style-name="ce5" office:value-type="string">
            <text:p>Step mode indicator led </text:p>
          </table:table-cell>
          <table:table-cell/>
        </table:table-row>
        <table:table-row table:style-name="ro4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table:style-name="ce3" office:value-type="string">
            <text:p>learn pot in</text:p>
          </table:table-cell>
          <table:table-cell table:style-name="ce5" office:value-type="string">
            <text:p>learn pot in</text:p>
          </table:table-cell>
          <table:table-cell office:value-type="string">
            <text:p>???rotary???</text:p>
          </table:table-cell>
        </table:table-row>
        <table:table-row table:style-name="ro4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table:style-name="Default" office:value-type="string">
            <text:p>nc</text:p>
          </table:table-cell>
          <table:table-cell office:value-type="string">
            <text:p>clock led </text:p>
          </table:table-cell>
          <table:table-cell/>
        </table:table-row>
        <table:table-row table:style-name="ro4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2" table:style-name="ce3" office:value-type="string">
            <text:p>Common Midi serial Out</text:p>
          </table:table-cell>
          <table:table-cell/>
        </table:table-row>
        <table:table-row table:style-name="ro4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2" table:style-name="ce3" office:value-type="string">
            <text:p>Common Midi serial In</text:p>
          </table:table-cell>
          <table:table-cell/>
        </table:table-row>
        <table:table-row table:style-name="ro4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Track gate out 1</text:p>
          </table:table-cell>
          <table:table-cell office:value-type="string">
            <text:p>SPI CS</text:p>
          </table:table-cell>
          <table:table-cell office:value-type="string">
            <text:p>nc</text:p>
          </table:table-cell>
        </table:table-row>
        <table:table-row table:style-name="ro4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/>
          <table:table-cell office:value-type="string">
            <text:p>Track gate out 2</text:p>
          </table:table-cell>
          <table:table-cell office:value-type="string">
            <text:p>SPI SCK</text:p>
          </table:table-cell>
          <table:table-cell office:value-type="string">
            <text:p>for MAX7219 and shift reg out?</text:p>
          </table:table-cell>
        </table:table-row>
        <table:table-row table:style-name="ro4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/>
          <table:table-cell office:value-type="string">
            <text:p>Track gate out 3</text:p>
          </table:table-cell>
          <table:table-cell office:value-type="string">
            <text:p>SPI MISO</text:p>
          </table:table-cell>
          <table:table-cell/>
        </table:table-row>
        <table:table-row table:style-name="ro4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Track gate out 4</text:p>
          </table:table-cell>
          <table:table-cell office:value-type="string">
            <text:p>SPI MOSI</text:p>
          </table:table-cell>
          <table:table-cell/>
        </table:table-row>
        <table:table-row table:style-name="ro4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Track gate out 5</text:p>
          </table:table-cell>
          <table:table-cell office:value-type="string">
            <text:p>Shiftregister CS (latch)</text:p>
          </table:table-cell>
          <table:table-cell office:value-type="string">
            <text:p>8x track outputs via shift register</text:p>
          </table:table-cell>
        </table:table-row>
        <table:table-row table:style-name="ro4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Track gate out 6</text:p>
          </table:table-cell>
          <table:table-cell office:value-type="string">
            <text:p>Max7219 CS </text:p>
          </table:table-cell>
          <table:table-cell office:value-type="string">
            <text:p>2x led matrix 7219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gate out 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gate out 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2"/>
        </table:table-row>
        <table:table-row table:style-name="ro1" table:number-rows-repeated="3">
          <table:table-cell table:number-columns-repeated="11"/>
          <table:table-cell table:style-name="ce3"/>
          <table:table-cell table:number-columns-repeated="2"/>
        </table:table-row>
        <table:table-row table:style-name="ro1">
          <table:table-cell table:number-columns-repeated="11"/>
          <table:table-cell table:style-name="ce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2/11/2018</text:date>, <text:time>14:3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J</meta:initial-creator>
    <meta:creation-date>2018-10-20T10:01:38.10</meta:creation-date>
    <dc:date>2018-11-02T14:31:57.91</dc:date>
    <dc:creator>P J</dc:creator>
    <meta:editing-duration>P1DT14H27S</meta:editing-duration>
    <meta:editing-cycles>67</meta:editing-cycles>
    <meta:generator>OpenOffice/4.1.0$Win32 OpenOffice.org_project/410m18$Build-9764</meta:generator>
    <meta:document-statistic meta:table-count="3" meta:cell-count="752" meta:object-count="0"/>
  </office:meta>
</office:document-meta>
</file>